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SUSANA CARRIÓN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SQUEL GOMEZ, LUISANA DESIRE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SQUEL GOMEZ, LUISANA DESIRE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2723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4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2:05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3:3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01:16:4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